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MethodReturnValueHandler.setHeaderInitializer( @ Nullable MessageHeaderInitializer header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ethodReturnValueHandler.supportsReturnType( MethodParameter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scriptionMethodReturnValueHandler.getHeader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ethodReturnValueHandler.handleReturnValue( @ Nullable Object returnValue , MethodParameter returnType , Message &lt; ? &gt;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ubscriptionMethodReturnValueHandler.createHeaders( @ Nullable String sessionId , String subscriptionId , MethodParameter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scriptionMethodReturnValueHandler.SubscriptionMethodReturnValueHandler( MessageSendingOperations &lt; String &gt;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